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1ac6" officeooo:paragraph-rsid="00161ac6"/>
    </style:style>
    <style:style style:name="P2" style:family="paragraph" style:parent-style-name="Standard">
      <style:text-properties officeooo:rsid="0017fb65" officeooo:paragraph-rsid="0017fb65"/>
    </style:style>
    <style:style style:name="P3" style:family="paragraph" style:parent-style-name="Standard">
      <style:text-properties officeooo:rsid="0017fb65" officeooo:paragraph-rsid="001a7dbd"/>
    </style:style>
    <style:style style:name="P4" style:family="paragraph" style:parent-style-name="Standard">
      <style:text-properties officeooo:rsid="001a6726" officeooo:paragraph-rsid="001a6726"/>
    </style:style>
    <style:style style:name="P5" style:family="paragraph" style:parent-style-name="Standard">
      <style:text-properties officeooo:rsid="001a7dbd" officeooo:paragraph-rsid="001a7dbd"/>
    </style:style>
    <style:style style:name="P6" style:family="paragraph" style:parent-style-name="Standard">
      <style:text-properties officeooo:rsid="001a7dbd" officeooo:paragraph-rsid="0029fb0d"/>
    </style:style>
    <style:style style:name="P7" style:family="paragraph" style:parent-style-name="Standard">
      <style:text-properties officeooo:rsid="001b243b" officeooo:paragraph-rsid="001b243b"/>
    </style:style>
    <style:style style:name="P8" style:family="paragraph" style:parent-style-name="Standard">
      <style:text-properties officeooo:rsid="001c81e1" officeooo:paragraph-rsid="001c81e1"/>
    </style:style>
    <style:style style:name="P9" style:family="paragraph" style:parent-style-name="Standard">
      <style:text-properties officeooo:rsid="001e3876" officeooo:paragraph-rsid="001e3876"/>
    </style:style>
    <style:style style:name="P10" style:family="paragraph" style:parent-style-name="Standard">
      <style:text-properties officeooo:rsid="001eed82" officeooo:paragraph-rsid="001eed82"/>
    </style:style>
    <style:style style:name="P11" style:family="paragraph" style:parent-style-name="Standard">
      <style:text-properties officeooo:rsid="00211051" officeooo:paragraph-rsid="00211051"/>
    </style:style>
    <style:style style:name="P12" style:family="paragraph" style:parent-style-name="Standard">
      <style:text-properties officeooo:rsid="00211051" officeooo:paragraph-rsid="00228d07"/>
    </style:style>
    <style:style style:name="P13" style:family="paragraph" style:parent-style-name="Standard">
      <style:text-properties officeooo:rsid="00228d07" officeooo:paragraph-rsid="00228d07"/>
    </style:style>
    <style:style style:name="P14" style:family="paragraph" style:parent-style-name="Standard">
      <style:text-properties officeooo:rsid="00228d07" officeooo:paragraph-rsid="0025650d"/>
    </style:style>
    <style:style style:name="P15" style:family="paragraph" style:parent-style-name="Standard">
      <style:text-properties officeooo:rsid="00234119" officeooo:paragraph-rsid="00234119"/>
    </style:style>
    <style:style style:name="P16" style:family="paragraph" style:parent-style-name="Standard">
      <style:text-properties officeooo:rsid="00234119" officeooo:paragraph-rsid="0026019a"/>
    </style:style>
    <style:style style:name="P17" style:family="paragraph" style:parent-style-name="Standard">
      <style:text-properties officeooo:rsid="00246943" officeooo:paragraph-rsid="00246943"/>
    </style:style>
    <style:style style:name="P18" style:family="paragraph" style:parent-style-name="Standard">
      <style:text-properties officeooo:rsid="0024d94d" officeooo:paragraph-rsid="0024d94d"/>
    </style:style>
    <style:style style:name="P19" style:family="paragraph" style:parent-style-name="Standard">
      <style:text-properties officeooo:rsid="0024d94d" officeooo:paragraph-rsid="0026019a"/>
    </style:style>
    <style:style style:name="P20" style:family="paragraph" style:parent-style-name="Standard">
      <style:text-properties officeooo:rsid="0024d94d" officeooo:paragraph-rsid="0029fb0d"/>
    </style:style>
    <style:style style:name="P21" style:family="paragraph" style:parent-style-name="Standard">
      <style:text-properties officeooo:rsid="0026019a" officeooo:paragraph-rsid="0026019a"/>
    </style:style>
    <style:style style:name="P22" style:family="paragraph" style:parent-style-name="Standard">
      <style:text-properties officeooo:rsid="0026a845" officeooo:paragraph-rsid="0026a845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61ac6" officeooo:paragraph-rsid="00161ac6" style:font-weight-asian="bold" style:font-weight-complex="bold"/>
    </style:style>
    <style:style style:name="T1" style:family="text">
      <style:text-properties officeooo:rsid="0017fb65"/>
    </style:style>
    <style:style style:name="T2" style:family="text">
      <style:text-properties officeooo:rsid="0018dee0"/>
    </style:style>
    <style:style style:name="T3" style:family="text">
      <style:text-properties officeooo:rsid="001b243b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1e3876"/>
    </style:style>
    <style:style style:name="T6" style:family="text">
      <style:text-properties style:text-line-through-style="none" style:text-line-through-type="none" officeooo:rsid="00161ac6"/>
    </style:style>
    <style:style style:name="T7" style:family="text">
      <style:text-properties style:text-line-through-style="none" style:text-line-through-type="none" officeooo:rsid="0025650d"/>
    </style:style>
    <style:style style:name="T8" style:family="text">
      <style:text-properties style:text-line-through-style="none" style:text-line-through-type="none" officeooo:rsid="0026019a"/>
    </style:style>
    <style:style style:name="T9" style:family="text">
      <style:text-properties officeooo:rsid="0029eade"/>
    </style:style>
    <style:style style:name="T10" style:family="text">
      <style:text-properties officeooo:rsid="0029fb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HARMMGUI <text:span text:style-name="T9">T</text:span>utorial: <text:span text:style-name="T9">Preparing A Simple Globular Protein - Ubiquitin</text:span></text:p>
      <text:p text:style-name="P1"/>
      <text:p text:style-name="P1">Visit the CHARMM-GUI website at <text:a xlink:type="simple" xlink:href="https://charmm-gui.org/" text:style-name="Internet_20_link" text:visited-style-name="Visited_20_Internet_20_Link">https://charmm-gui.org/</text:a>. Login to your account.</text:p>
      <text:p text:style-name="P1"/>
      <text:p text:style-name="P1">Click “Input Generator” in the menu to the left.</text:p>
      <text:p text:style-name="P1">Click “<text:span text:style-name="T3">Solution Builder</text:span>” in the menu to the left.</text:p>
      <text:p text:style-name="P1"/>
      <text:p text:style-name="P1">Beside “Upload PDB File”, click “Browse...”. Select the file 1ubq.pdb</text:p>
      <text:p text:style-name="P1"/>
      <text:p text:style-name="P1">Move to the next page by clicking “Next Step: Select Model/Chain”.</text:p>
      <text:p text:style-name="P1"/>
      <text:p text:style-name="P1">Under Model/Chain Selection Option, <text:span text:style-name="T9">it’s generally a good idea</text:span> to keep crystallographic waters. So select the checkbox next to “Water” to include it in the model.</text:p>
      <text:p text:style-name="P1"/>
      <text:p text:style-name="P1">Click “Next Step: Manipulate PDB”.</text:p>
      <text:p text:style-name="P1"/>
      <text:p text:style-name="P1">On this page, one may make a number of possible modifications to the structure, adding missing atoms and such.</text:p>
      <text:p text:style-name="P1"/>
      <text:p text:style-name="P4">We will assign the correct protonation states of histidine manually. Select “Mutation”. Select the RESID for your histidine(s) <text:span text:style-name="T10">(the residue number should be 68 for this structure)</text:span>. Change “Mutant” into “HSD” (or other correct protonation state).</text:p>
      <text:p text:style-name="P1"/>
      <text:p text:style-name="P1">When doing your own protein, you should pay special attention that “Disulfide bonds” are correct<text:span text:style-name="T10">ly added</text:span>. This protein contains no cysteines, so we don’t need to <text:span text:style-name="T1">worry about disulfide bonds at this time.</text:span></text:p>
      <text:p text:style-name="P1"/>
      <text:p text:style-name="P2">Click “Next Step: Generate PDB”.</text:p>
      <text:p text:style-name="P2"/>
      <text:p text:style-name="P3">Download the <text:span text:style-name="T10">CHARMM</text:span> PDB <text:span text:style-name="T2">file, save it as “step1_pdbreader.pdb”. Check the protonation state of histidine in VMD. Also check your protein termini in VMD to ensure that they are correctly built and chemically valid.</text:span></text:p>
      <text:p text:style-name="P2"/>
      <text:p text:style-name="P5">Next, we need to add a water box. “<text:span text:style-name="T3">Fit waterbox size to protein size” should be selected. Next, “Enter Edge Distance” should be 10.0.</text:span></text:p>
      <text:p text:style-name="P5"/>
      <text:p text:style-name="P6">“<text:span text:style-name="T3">Include Ions” should be checked. Change “Basic Ion Types” to NaCl. Click “Add Simple Ion Type”. A concentration of 0.15 M should be good for most physiological situations. If unsure, consult other publications - perhaps you’re trying to recreate some experimental conditions. Click the “-” next to KCl to remove KCl ions. Make sure “Neutralizing” is selected beside the NaCl ions.</text:span></text:p>
      <text:p text:style-name="P5"/>
      <text:p text:style-name="P7">Click “Calculate Solvent Composition”. It will show you how many ions of each type are being added. <text:span text:style-name="T10">There should only be Na+ and Cl- ions listed there.</text:span></text:p>
      <text:p text:style-name="P7"/>
      <text:p text:style-name="P7">Click “Next Step: Solvate Molecule”.</text:p>
      <text:p text:style-name="P7"/>
      <text:p text:style-name="P7">Once complete, you can download “step2_solvator.pdb” to ensure that the waterbox looks reasonable. <text:span text:style-name="T10">Alternatively, you could use “view structure” in the CHARMM-GUI to take a quick view.</text:span></text:p>
      <text:p text:style-name="P7"/>
      <text:p text:style-name="P20"><text:span text:style-name="T4">Take note of the System size A, B, and C values. </text:span><text:span text:style-name="T8">Write these down for later.</text:span></text:p>
      <text:p text:style-name="P7"><text:soft-page-break/></text:p>
      <text:p text:style-name="P8">Click “Next Step: Setup Periodic Boundary Condition”.</text:p>
      <text:p text:style-name="P8"/>
      <text:p text:style-name="P8">When that is finished, you may leave the forcefield as CHARMM36m.</text:p>
      <text:p text:style-name="P8"/>
      <text:p text:style-name="P8">Under “Input Generation Options”, select “OpenMM”.</text:p>
      <text:p text:style-name="P8"/>
      <text:p text:style-name="P8">Change “Temperature” to 298.15 K. This value should be carefully chosen.</text:p>
      <text:p text:style-name="P8"/>
      <text:p text:style-name="P8">Click “Next Step: Generate Equilibration and Dynamics Inputs”.</text:p>
      <text:p text:style-name="P8"/>
      <text:p text:style-name="P8">On the final page, you can download the files individually or as a .tgz file. </text:p>
      <text:p text:style-name="P8"/>
      <text:p text:style-name="P9">Let’s modify the PDB file to have the periodic box size in the header.</text:p>
      <text:p text:style-name="P9"/>
      <text:p text:style-name="P9">Untar the .tgz file by doing “tar -<text:span text:style-name="T4">xzf charmm-gui.tgz”. Enter the resulting directory.</text:span></text:p>
      <text:p text:style-name="P9"><text:span text:style-name="T4"/></text:p>
      <text:p text:style-name="P9"><text:span text:style-name="T4">Look inside the file “step3_pbcsetup.str”. Notice the values A, B, C, ALPHA, BETA, GAMMA.</text:span></text:p>
      <text:p text:style-name="P9"><text:span text:style-name="T4"/></text:p>
      <text:p text:style-name="P9"><text:span text:style-name="T4">Run the following python command:</text:span></text:p>
      <text:p text:style-name="P9"><text:span text:style-name="T4"/></text:p>
      <text:p text:style-name="P9"><text:span text:style-name="T4">python addCrystPdb.py -i step3_pbcsetup.pdb -cryst 64 64 64 90.0 90.0 90.0</text:span></text:p>
      <text:p text:style-name="P9"/>
      <text:p text:style-name="P9">Now the file “<text:span text:style-name="T4">step3_pbcsetup.pdb” will have a new CRYST line which defines the periodic boundary conditions.</text:span></text:p>
      <text:p text:style-name="P9"><text:span text:style-name="T4"/></text:p>
      <text:p text:style-name="P10"><text:span text:style-name="T4">Rename </text:span><text:span text:style-name="T5">“step3_pbcsetup.pdb” </text:span><text:span text:style-name="T4">to “1ubq_solvated.pdb”</text:span></text:p>
      <text:p text:style-name="P10"><text:span text:style-name="T4"/></text:p>
      <text:p text:style-name="P10"><text:span text:style-name="T4">mv </text:span><text:span text:style-name="T5">step3_pbcsetup.pdb </text:span><text:span text:style-name="T4">1ubq_solvated.pdb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1"><text:span text:style-name="T4">Prepare Membrane System:</text:span></text:p>
      <text:p text:style-name="P11"><text:span text:style-name="T4"/></text:p>
      <text:p text:style-name="P13"><text:span text:style-name="T4">Ironically, even though this is a histidine kinase receptor, this structure contains no histidines, so PDB2PQR is not necessary to find protonation states.</text:span></text:p>
      <text:p text:style-name="P11"><text:span text:style-name="T4"/></text:p>
      <text:p text:style-name="P11"><text:span text:style-name="T4">In the menu on the left, select “Membrane Builder”.</text:span></text:p>
      <text:p text:style-name="P11"><text:span text:style-name="T4"/></text:p>
      <text:p text:style-name="P11"><text:span text:style-name="T4">Under “Protein/Membrane System”, upload the 2ksf.pdb system.</text:span></text:p>
      <text:p text:style-name="P11"><text:span text:style-name="T4"/></text:p>
      <text:p text:style-name="P11"><text:span text:style-name="T4">Click “Next Step: Select Model/Chain”.</text:span></text:p>
      <text:p text:style-name="P11"><text:span text:style-name="T4"/></text:p>
      <text:p text:style-name="P12"><text:span text:style-name="T4">Select model 1. </text:span><text:span text:style-name="T6">Click “Next Step: Manipulate PDB”.</text:span></text:p>
      <text:p text:style-name="P12"><text:span text:style-name="T6"/></text:p>
      <text:p text:style-name="P13"><text:span text:style-name="T6">C</text:span><text:span text:style-name="T4">lick “Next Step: Generate PDB and Orient Molecule”.</text:span></text:p>
      <text:p text:style-name="P13"><text:span text:style-name="T4"/></text:p>
      <text:p text:style-name="P13"><text:span text:style-name="T4"/></text:p>
      <text:p text:style-name="P14"><text:soft-page-break/><text:span text:style-name="T4">View the </text:span><text:span text:style-name="T7">2ksf.pdb </text:span><text:span text:style-name="T4">molecule in VMD with the axes displayed. </text:span><text:span text:style-name="T7">(Or you can click “view structure” in CHARMM-GUI.)</text:span><text:span text:style-name="T4"> </text:span><text:span text:style-name="T7">You can see that t</text:span><text:span text:style-name="T4">his structure is aligned along the y-axis. </text:span><text:span text:style-name="T7">For MD, membrane proteins are usually aligned along the z-axis.</text:span></text:p>
      <text:p text:style-name="P14"><text:span text:style-name="T4"/></text:p>
      <text:p text:style-name="P14"><text:span text:style-name="T7">Back in CHARMM-GUI, we need to</text:span><text:span text:style-name="T4"> align </text:span><text:span text:style-name="T7">the protein along</text:span><text:span text:style-name="T4"> the z-axis, </text:span><text:span text:style-name="T7">so </text:span><text:span text:style-name="T4">we will need to </text:span><text:span text:style-name="T7">rotation the molecule along the X axis”</text:span><text:span text:style-name="T4"> by 90 degrees.</text:span></text:p>
      <text:p text:style-name="P13"><text:span text:style-name="T4"/></text:p>
      <text:p text:style-name="P15"><text:span text:style-name="T4">Select “Rotate </text:span><text:span text:style-name="T7">Molecule with respect to</text:span><text:span text:style-name="T4"> the X-axis” and enter “90” degrees.</text:span></text:p>
      <text:p text:style-name="P15"><text:span text:style-name="T4"/></text:p>
      <text:p text:style-name="P15"><text:span text:style-name="T4">Click “Next Step: </text:span><text:span text:style-name="T7">Calculate Cross-Sectional Area</text:span><text:span text:style-name="T4">”.</text:span></text:p>
      <text:p text:style-name="P15"><text:span text:style-name="T4"/></text:p>
      <text:p text:style-name="P15"><text:span text:style-name="T4">The next page gives you the option to add a heterogeneous membrane. Since this is mainly for demonstration purposes, we are just going to make a homogeneous DPPC lipid bilayer.</text:span></text:p>
      <text:p text:style-name="P15"><text:span text:style-name="T4"/></text:p>
      <text:p text:style-name="P15"><text:span text:style-name="T4">For “Length of X and Y”, enter 40.</text:span></text:p>
      <text:p text:style-name="P15"><text:span text:style-name="T4"/></text:p>
      <text:p text:style-name="P15"><text:span text:style-name="T4">Select “PC (phosphatidylcholine) Lipids”. Under DPPC, set 1 for upper leaflet ratio, and 1 for lower leaflet ratio.</text:span></text:p>
      <text:p text:style-name="P15"><text:span text:style-name="T4"/></text:p>
      <text:p text:style-name="P15"><text:span text:style-name="T4">Click “Show System Info”.</text:span></text:p>
      <text:p text:style-name="P15"><text:span text:style-name="T4"/></text:p>
      <text:p text:style-name="P15"><text:span text:style-name="T4">Click “Next Step: Determine the System Size”.</text:span></text:p>
      <text:p text:style-name="P15"><text:span text:style-name="T8"/></text:p>
      <text:p text:style-name="P17"><text:span text:style-name="T4">Make sure ions are included. Add 0.15 M NaCl by clicking the “-” next to KCl, and then selecting “NaCl” and clicking “Add Simple Ion Type”. Click “Calculate Solvent Composition”.</text:span></text:p>
      <text:p text:style-name="P17"><text:span text:style-name="T4"/></text:p>
      <text:p text:style-name="P17"><text:span text:style-name="T4">Click “Next Step: Build Components”.</text:span></text:p>
      <text:p text:style-name="P17"><text:span text:style-name="T4"/></text:p>
      <text:p text:style-name="P18"><text:span text:style-name="T4">Click “Next Step: Assemble Components”.</text:span></text:p>
      <text:p text:style-name="P18"><text:span text:style-name="T4"/></text:p>
      <text:p text:style-name="P19"><text:span text:style-name="T4">Take note of the System size A, B, and C values. </text:span><text:span text:style-name="T8">Write these down for later.</text:span></text:p>
      <text:p text:style-name="P19"><text:span text:style-name="T8"/></text:p>
      <text:p text:style-name="P21"><text:span text:style-name="T4">For Force Field Options, make sure CHARMM36m is selected.</text:span></text:p>
      <text:p text:style-name="P21"><text:span text:style-name="T4"/></text:p>
      <text:p text:style-name="P21"><text:span text:style-name="T4">Under Input Generation Options, select “OpenMM”.</text:span></text:p>
      <text:p text:style-name="P21"><text:span text:style-name="T4"/></text:p>
      <text:p text:style-name="P21"><text:span text:style-name="T4">Click “Next Step: Generate Equilibrium and Dynamics Inputs”.</text:span></text:p>
      <text:p text:style-name="P16"><text:span text:style-name="T4"/></text:p>
      <text:p text:style-name="P22"><text:span text:style-name="T4">Click download.tgz and save it somewhere on your system.</text:span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7"><text:span text:style-name="T4"/></text:p>
      <text:p text:style-name="P17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3"><text:span text:style-name="T4"/></text:p>
      <text:p text:style-name="P13"><text:soft-page-break/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9"><text:span text:style-name="T4"/></text:p>
      <text:p text:style-name="P9"><text:span text:style-name="T4"/></text:p>
      <text:p text:style-name="P9"/>
      <text:p text:style-name="P9"/>
      <text:p text:style-name="P9"/>
      <text:p text:style-name="P9"/>
      <text:p text:style-name="P8"/>
      <text:p text:style-name="P5"/>
      <text:p text:style-name="P5"/>
      <text:p text:style-name="P5"/>
      <text:p text:style-name="P5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09:07:11.669698493</meta:creation-date>
    <dc:date>2022-01-10T10:15:39.090143725</dc:date>
    <meta:editing-duration>PT1H31M3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4" meta:paragraph-count="57" meta:word-count="816" meta:character-count="5141" meta:non-whitespace-character-count="4381"/>
  </office:meta>
</office:document-meta>
</file>